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lt;!DOCTYPE html&gt;</text:p>
      <text:p text:style-name="Standard">&lt;html lang="es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"&gt;</text:p>
      <text:p text:style-name="Standard"><text:s text:c="4"/>&lt;title&gt;Boletin 13&lt;/title&gt;</text:p>
      <text:p text:style-name="Standard">&lt;/head&gt;</text:p>
      <text:p text:style-name="Standard">&lt;body &gt;</text:p>
      <text:p text:style-name="Standard"><text:s text:c="5"/>&lt;form action=" Formualrio" method="post"&gt;</text:p>
      <text:p text:style-name="Standard"><text:s text:c="3"/></text:p>
      <text:p text:style-name="Standard"><text:s/>&lt;fieldset style="border : 3px solid; border-top: 3px dashed;"&gt;</text:p>
      <text:p text:style-name="Standard"/>
      <text:p text:style-name="Standard"><text:s text:c="3"/></text:p>
      <text:p text:style-name="Standard"/>
      <text:p text:style-name="Standard"><text:s text:c="4"/>&lt;legend&gt;&lt;h3&gt;Formualrio&lt;/h1&gt;&lt;/legend&gt;</text:p>
      <text:p text:style-name="Standard">&lt;h3&gt;NIF: &lt;input type="password"&gt;&lt;/h3&gt;</text:p>
      <text:p text:style-name="Standard">&lt;h3&gt;Nombre: &lt;input type="text" name="nombre"&gt;&lt;/h3&gt;</text:p>
      <text:p text:style-name="Standard">&lt;h3&gt;Apellidos: &lt;input type="text" name="Apellido" size="50"&gt;&lt;/h3&gt;</text:p>
      <text:p text:style-name="Standard">&lt;h3&gt;Edad: </text:p>
      <text:p text:style-name="Standard"><text:s text:c="4"/>&lt;br&gt;</text:p>
      <text:p text:style-name="Standard"><text:s text:c="2"/>&lt;input type="radio" name="boton" value="1"&gt;15-19&lt;br&gt;</text:p>
      <text:p text:style-name="Standard">&lt;input type="radio" name="boton" value="2" checked&gt;20-29&lt;br&gt;</text:p>
      <text:p text:style-name="Standard">&lt;input type="radio" name="boton" value="3"&gt;30-40</text:p>
      <text:p text:style-name="Standard">&lt;/h3&gt;</text:p>
      <text:p text:style-name="Standard"/>
      <text:p text:style-name="Standard">&lt;h3&gt;&lt;legend&gt;Estado Civil:&lt;/legend&gt;</text:p>
      <text:p text:style-name="Standard"/>
      <text:p text:style-name="Standard">&lt;select name="menu" size="4"&gt;</text:p>
      <text:p text:style-name="Standard"><text:s text:c="2"/>&lt;option value="1"&gt;soletra&lt;/option&gt;</text:p>
      <text:p text:style-name="Standard"><text:s text:c="2"/>&lt;option value="2"&gt;Casada&lt;/option&gt;</text:p>
      <text:p text:style-name="Standard"><text:s text:c="2"/>&lt;option value="3"&gt;Divorciada&lt;/option&gt;</text:p>
      <text:p text:style-name="Standard">&lt;/select&gt;&lt;/h3&gt;</text:p>
      <text:p text:style-name="Standard">&lt;h3&gt;Aficciones</text:p>
      <text:p text:style-name="Standard"><text:s text:c="4"/>&lt;br&gt;</text:p>
      <text:p text:style-name="Standard">&lt;input type="checkbox" name="Cine"&gt;Cine</text:p>
      <text:p text:style-name="Standard">&lt;br&gt;</text:p>
      <text:p text:style-name="Standard">&lt;input type="checkbox" name="Deporte" checked&gt;Deporte&lt;br&gt;</text:p>
      <text:p text:style-name="Standard">&lt;input type="checkbox" name="Lectura"&gt;Lectura&lt;br&gt;</text:p>
      <text:p text:style-name="Standard">&lt;input type="checkbox" name="Senderismo"&gt;Senderismo</text:p>
      <text:p text:style-name="Standard">&lt;/h3&gt;</text:p>
      <text:p text:style-name="Standard">&lt;h3&gt;&lt;legend&gt;Comentarios&lt;/legend&gt;</text:p>
      <text:p text:style-name="Standard">&lt;textarea name="texto" rows="13" cols="40" placeholder="Escriba aqui tus Comentarios"&gt;&lt;/textarea&gt;&lt;/h3&gt;</text:p>
      <text:p text:style-name="Standard"/>
      <text:p text:style-name="Standard">&lt;/fieldset&gt;</text:p>
      <text:p text:style-name="Standard"/>
      <text:p text:style-name="Standard"><text:soft-page-break/>&lt;/form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19:40.136958780</meta:creation-date>
    <dc:date>2022-11-28T11:19:57.889250518</dc:date>
    <meta:editing-duration>PT1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42" meta:word-count="99" meta:character-count="1250" meta:non-whitespace-character-count="1146"/>
  </office:meta>
</office:document-meta>
</file>